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  <style:text-properties officeooo:rsid="00460997" officeooo:paragraph-rsid="00460997"/>
    </style:style>
    <style:style style:name="P2" style:family="paragraph" style:parent-style-name="Normal">
      <style:text-properties officeooo:paragraph-rsid="00460997"/>
    </style:style>
    <style:style style:name="P3" style:family="paragraph" style:parent-style-name="Normal">
      <style:text-properties officeooo:rsid="00460997" officeooo:paragraph-rsid="00460997"/>
    </style:style>
    <style:style style:name="P4" style:family="paragraph" style:parent-style-name="Normal">
      <style:text-properties officeooo:rsid="0047b464" officeooo:paragraph-rsid="0047b464"/>
    </style:style>
    <style:style style:name="P5" style:family="paragraph" style:parent-style-name="Normal">
      <style:text-properties officeooo:rsid="004b32ae" officeooo:paragraph-rsid="004b32ae"/>
    </style:style>
    <style:style style:name="P6" style:family="paragraph" style:parent-style-name="Heading_20_2">
      <style:text-properties officeooo:rsid="0047b464" officeooo:paragraph-rsid="0047b464"/>
    </style:style>
    <style:style style:name="P7" style:family="paragraph" style:parent-style-name="Normal">
      <style:text-properties officeooo:rsid="00484c9a" officeooo:paragraph-rsid="00484c9a"/>
    </style:style>
    <style:style style:name="P8" style:family="paragraph" style:parent-style-name="Normal">
      <style:text-properties officeooo:rsid="004c5121" officeooo:paragraph-rsid="004c5121"/>
    </style:style>
    <style:style style:name="T1" style:family="text">
      <style:text-properties officeooo:rsid="0047b464"/>
    </style:style>
    <style:style style:name="T2" style:family="text">
      <style:text-properties officeooo:rsid="00484c9a"/>
    </style:style>
    <style:style style:name="T3" style:family="text">
      <style:text-properties officeooo:rsid="004f677d"/>
    </style:style>
    <style:style style:name="T4" style:family="text">
      <style:text-properties officeooo:rsid="0050f41b"/>
    </style:style>
    <style:style style:name="T5" style:family="text">
      <style:text-properties officeooo:rsid="004a300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51c4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lutionModeler</text:h>
      <text:p text:style-name="P2"/>
      <text:p text:style-name="P3">This is a .NET Core command-line application using the native .NET Roslyn compiler to create PlantUml object model diagrams from the projects in any .NET Solution (.sln) file.</text:p>
      <text:p text:style-name="P3"/>
      <text:p text:style-name="P3">It takes two parameters. The first is the <text:span text:style-name="T1">fully qualified path and filename of the .NET Solution file, and the second is the fully qualified path and filename of the base output filename (.puml file).</text:span></text:p>
      <text:p text:style-name="P3"/>
      <text:p text:style-name="P4">{CodeBlock,plaintext,Syntax.txt}</text:p>
      <text:p text:style-name="P3"/>
      <text:p text:style-name="P5">{Line}</text:p>
      <text:h text:style-name="P6" text:outline-level="2">Multiple Output Files</text:h>
      <text:p text:style-name="P4">This version of the <text:span text:style-name="T2">application, written specifically to generate quick documentation </text:span><text:span text:style-name="T3">about</text:span><text:span text:style-name="T2"> </text:span><text:a xlink:type="simple" xlink:href="https://github.com/ShapeCrawler/ShapeCrawler" text:style-name="Internet_20_link" text:visited-style-name="Visited_20_Internet_20_Link"><text:span text:style-name="T2">ShapeCrawler/ShapeCrawler</text:span></text:a><text:span text:style-name="T2">, prepares a separate file for each namespace, </text:span><text:span text:style-name="T4">s</text:span><text:span text:style-name="T2">pecifically to handle scenarios where there are several objects and potentially </text:span><text:span text:style-name="T5">several </text:span><text:span text:style-name="T2">namespaces.</text:span></text:p>
      <text:p text:style-name="P4"/>
      <text:p text:style-name="P7">As you can see in the <text:span text:style-name="T6">Examples/ShapeCrawler</text:span> folder of this repository, eight separate files were created from the following command-line, <text:span text:style-name="T5">where only a base filename was specified.</text:span></text:p>
      <text:p text:style-name="P7"/>
      <text:p text:style-name="P7">{CodeBlock,<text:span text:style-name="T5">bash</text:span>,<text:span text:style-name="T5">CreateShapeCrawlerCommand.txt}</text:span></text:p>
      <text:p text:style-name="P7"/>
      <text:p text:style-name="P7"/>
      <text:p text:style-name="P8">{Line}</text:p>
      <text:h text:style-name="Heading_20_2" text:outline-level="2">Cross Platform</text:h>
      <text:p text:style-name="P8"><text:span text:style-name="T7">This project has no other dependencies than the </text:span>Roslyn compiler system, and can be used on Windows, Linux, or macOS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09T10:07:10.317862800</meta:creation-date>
    <meta:editing-cycles>10</meta:editing-cycles>
    <meta:editing-duration>PT18M43S</meta:editing-duration>
    <meta:initial-creator>Daniel Patterson, MCSD</meta:initial-creator>
    <dc:date>2026-01-09T10:55:46.417221900</dc:date>
    <dc:creator>Daniel Patterson, MCSD</dc:creator>
    <meta:document-statistic meta:table-count="0" meta:image-count="0" meta:object-count="0" meta:page-count="1" meta:paragraph-count="12" meta:word-count="153" meta:character-count="1074" meta:non-whitespace-character-count="933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09T10:07:08.414784500"/>
  </office:meta>
</office:document-meta>
</file>